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 style:list-style-name="L2"/>
    <style:style style:name="P2" style:family="paragraph" style:parent-style-name="Text_20_body" style:list-style-name="L3"/>
    <style:style style:name="P3" style:family="paragraph" style:parent-style-name="Text_20_body" style:list-style-name="L4"/>
    <style:style style:name="P4" style:family="paragraph" style:parent-style-name="Text_20_body" style:list-style-name="L5"/>
    <style:style style:name="P5" style:family="paragraph" style:parent-style-name="Text_20_body" style:list-style-name="L6"/>
    <style:style style:name="P6" style:family="paragraph" style:parent-style-name="Text_20_body" style:list-style-name="L7"/>
    <style:style style:name="P7" style:family="paragraph" style:parent-style-name="Text_20_body" style:list-style-name="L8"/>
    <style:style style:name="P8" style:family="paragraph" style:parent-style-name="Text_20_body" style:list-style-name="L9"/>
    <style:style style:name="P9" style:family="paragraph" style:parent-style-name="Text_20_body" style:list-style-name="L10"/>
    <style:style style:name="P10" style:family="paragraph" style:parent-style-name="Text_20_body">
      <style:paragraph-properties fo:text-align="start" style:justify-single-word="false"/>
      <style:text-properties style:text-position="0% 100%" fo:font-size="12pt" fo:font-style="normal" fo:font-weight="bold" officeooo:rsid="000c9329" officeooo:paragraph-rsid="000e06e2" style:font-size-asian="10.5pt" style:font-style-asian="normal" style:font-weight-asian="bold" style:font-size-complex="12pt" style:font-style-complex="normal" style:font-weight-complex="bold"/>
    </style:style>
    <style:style style:name="P11" style:family="paragraph" style:parent-style-name="Text_20_body">
      <style:paragraph-properties fo:text-align="start" style:justify-single-word="false"/>
      <style:text-properties style:text-position="0% 100%" fo:font-size="10pt" fo:font-style="normal" fo:font-weight="normal" officeooo:rsid="000e06e2" officeooo:paragraph-rsid="000e06e2" style:font-size-asian="8.75pt" style:font-style-asian="normal" style:font-weight-asian="normal" style:font-size-complex="10pt" style:font-style-complex="normal" style:font-weight-complex="normal"/>
    </style:style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>
      <style:text-properties fo:font-weight="bold" officeooo:rsid="000e4150" officeooo:paragraph-rsid="000e4150" style:font-weight-asian="bold" style:font-weight-complex="bold"/>
    </style:style>
    <style:style style:name="P16" style:family="paragraph" style:parent-style-name="Text_20_body" style:list-style-name="L16"/>
    <style:style style:name="P17" style:family="paragraph" style:parent-style-name="Text_20_body">
      <style:text-properties fo:font-size="14pt" fo:font-weight="bold" officeooo:rsid="000e4150" officeooo:paragraph-rsid="000e4150" style:font-size-asian="14pt" style:font-weight-asian="bold" style:font-size-complex="14pt" style:font-weight-complex="bold"/>
    </style:style>
    <style:style style:name="P18" style:family="paragraph" style:parent-style-name="Text_20_body">
      <style:text-properties fo:font-size="14pt" fo:font-style="normal" fo:font-weight="bold" officeooo:rsid="000e4150" officeooo:paragraph-rsid="000e4150" style:font-size-asian="12.25pt" style:font-style-asian="normal" style:font-weight-asian="bold" style:font-size-complex="14pt" style:font-style-complex="normal" style:font-weight-complex="bold"/>
    </style:style>
    <style:style style:name="P19" style:family="paragraph" style:parent-style-name="Text_20_body">
      <style:text-properties fo:font-size="12pt" fo:font-style="italic" fo:font-weight="normal" officeooo:rsid="000e4150" officeooo:paragraph-rsid="000e4150" style:font-size-asian="12pt" style:font-style-asian="italic" style:font-weight-asian="normal" style:font-size-complex="12pt" style:font-style-complex="italic" style:font-weight-complex="normal"/>
    </style:style>
    <style:style style:name="P20" style:family="paragraph" style:parent-style-name="Text_20_body">
      <style:text-properties fo:font-size="10pt" fo:font-style="normal" fo:font-weight="normal" officeooo:rsid="000e4150" officeooo:paragraph-rsid="000e4150" style:font-size-asian="8.75pt" style:font-style-asian="normal" style:font-weight-asian="normal" style:font-size-complex="10pt" style:font-style-complex="normal" style:font-weight-complex="normal"/>
    </style:style>
    <style:style style:name="P21" style:family="paragraph" style:parent-style-name="Text_20_body" style:list-style-name="L18"/>
    <style:style style:name="P22" style:family="paragraph" style:parent-style-name="Text_20_body" style:list-style-name="L19"/>
    <style:style style:name="P23" style:family="paragraph" style:parent-style-name="Text_20_body" style:list-style-name="L20"/>
    <style:style style:name="P24" style:family="paragraph" style:parent-style-name="Text_20_body" style:list-style-name="L21"/>
    <style:style style:name="P25" style:family="paragraph" style:parent-style-name="Text_20_body" style:list-style-name="L22"/>
    <style:style style:name="P26" style:family="paragraph" style:parent-style-name="Text_20_body" style:list-style-name="L23"/>
    <style:style style:name="P27" style:family="paragraph" style:parent-style-name="Text_20_body" style:list-style-name="L24"/>
    <style:style style:name="P28" style:family="paragraph" style:parent-style-name="Text_20_body" style:list-style-name="L25"/>
    <style:style style:name="P29" style:family="paragraph" style:parent-style-name="Text_20_body" style:list-style-name="L26"/>
    <style:style style:name="P30" style:family="paragraph" style:parent-style-name="Text_20_body" style:list-style-name="L27"/>
    <style:style style:name="P31" style:family="paragraph" style:parent-style-name="Text_20_body" style:list-style-name="L28"/>
    <style:style style:name="P32" style:family="paragraph" style:parent-style-name="Text_20_body" style:list-style-name="L29"/>
    <style:style style:name="P33" style:family="paragraph" style:parent-style-name="Text_20_body" style:list-style-name="L30"/>
    <style:style style:name="P34" style:family="paragraph" style:parent-style-name="Text_20_body" style:list-style-name="L31"/>
    <style:style style:name="P35" style:family="paragraph" style:parent-style-name="Text_20_body" style:list-style-name="L32"/>
    <style:style style:name="P36" style:family="paragraph" style:parent-style-name="Text_20_body" style:list-style-name="L33"/>
    <style:style style:name="P37" style:family="paragraph" style:parent-style-name="Text_20_body" style:list-style-name="L34"/>
    <style:style style:name="P38" style:family="paragraph" style:parent-style-name="Standard">
      <style:paragraph-properties fo:text-align="center" style:justify-single-word="false"/>
      <style:text-properties style:text-position="0% 100%" fo:font-size="28pt" fo:font-weight="bold" officeooo:rsid="000c9329" officeooo:paragraph-rsid="000c9329" style:font-size-asian="28pt" style:font-weight-asian="bold" style:font-size-complex="28pt" style:font-weight-complex="bold"/>
    </style:style>
    <style:style style:name="P39" style:family="paragraph" style:parent-style-name="Standard">
      <style:paragraph-properties fo:text-align="start" style:justify-single-word="false"/>
      <style:text-properties style:text-position="0% 100%" fo:font-size="12pt" fo:font-weight="normal" officeooo:rsid="000c9329" officeooo:paragraph-rsid="000c9329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text-position="0% 100%" fo:font-size="12pt" fo:font-weight="bold" officeooo:rsid="000c9329" officeooo:paragraph-rsid="000c9329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style:text-position="0% 100%" fo:font-size="12pt" fo:font-style="italic" fo:font-weight="normal" officeooo:rsid="000c9329" officeooo:paragraph-rsid="000c9329" style:font-size-asian="10.5pt" style:font-style-asian="italic" style:font-weight-asian="normal" style:font-size-complex="12pt" style:font-style-complex="italic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text-position="0% 100%" fo:font-size="12pt" fo:font-style="normal" fo:font-weight="bold" officeooo:rsid="000c9329" officeooo:paragraph-rsid="000e06e2" style:font-size-asian="10.5pt" style:font-style-asian="normal" style:font-weight-asian="bold" style:font-size-complex="12pt" style:font-style-complex="normal" style:font-weight-complex="bold"/>
    </style:style>
    <style:style style:name="P43" style:family="paragraph" style:parent-style-name="Standard">
      <style:paragraph-properties fo:text-align="start" style:justify-single-word="false"/>
      <style:text-properties style:text-position="0% 100%" fo:font-size="12pt" fo:font-style="normal" fo:font-weight="bold" officeooo:rsid="000e06e2" officeooo:paragraph-rsid="000e06e2" style:font-size-asian="10.5pt" style:font-style-asian="normal" style:font-weight-asian="bold" style:font-size-complex="12pt" style:font-style-complex="normal" style:font-weight-complex="bold"/>
    </style:style>
    <style:style style:name="P44" style:family="paragraph" style:parent-style-name="Standard">
      <style:paragraph-properties fo:text-align="start" style:justify-single-word="false"/>
      <style:text-properties style:text-position="0% 100%" fo:font-size="14pt" fo:font-weight="bold" officeooo:rsid="000c9329" officeooo:paragraph-rsid="000c9329" style:font-size-asian="14pt" style:font-weight-asian="bold" style:font-size-complex="14pt" style:font-weight-complex="bold"/>
    </style:style>
    <style:style style:name="P45" style:family="paragraph" style:parent-style-name="Standard">
      <style:paragraph-properties fo:text-align="start" style:justify-single-word="false"/>
      <style:text-properties style:text-position="0% 100%" fo:font-size="14pt" fo:font-style="normal" fo:font-weight="bold" officeooo:rsid="000e06e2" officeooo:paragraph-rsid="000e06e2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4pt" officeooo:paragraph-rsid="000e06e2" style:font-size-asian="14pt" style:font-size-complex="14pt"/>
    </style:style>
    <style:style style:name="T1" style:family="text">
      <style:text-properties fo:font-size="12pt" fo:font-weight="normal" officeooo:rsid="000e06e2" style:font-size-asian="10.5pt" style:font-weight-asian="normal" style:font-size-complex="12pt" style:font-weight-complex="normal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style:font-size-asian="12.25pt" style:font-size-complex="14pt"/>
    </style:style>
    <style:style style:name="T5" style:family="text">
      <style:text-properties fo:font-size="14pt" officeooo:rsid="000e06e2" style:font-size-asian="12.25pt" style:font-size-complex="14pt"/>
    </style:style>
    <style:style style:name="T6" style:family="text">
      <style:text-properties fo:font-weight="normal" officeooo:rsid="000e06e2" style:font-weight-asian="normal" style:font-weight-complex="normal"/>
    </style:style>
    <style:style style:name="T7" style:family="text">
      <style:text-properties style:text-position="0% 100%" fo:font-size="12pt" fo:font-style="normal" fo:font-weight="bold" officeooo:rsid="000e06e2" style:font-size-asian="10.5pt" style:font-style-asian="normal" style:font-weight-asian="bold" style:font-size-complex="12pt" style:font-style-complex="normal" style:font-weight-complex="bold"/>
    </style:style>
    <style:style style:name="T8" style:family="text">
      <style:text-properties style:text-position="0% 100%" fo:font-style="normal" fo:font-weight="bold" officeooo:rsid="000e06e2" style:font-style-asian="normal" style:font-weight-asian="bold" style:font-style-complex="normal" style:font-weight-complex="bold"/>
    </style:style>
    <style:style style:name="T9" style:family="text">
      <style:text-properties officeooo:rsid="000e06e2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10pt" fo:font-weight="normal" officeooo:rsid="000e06e2" style:font-size-asian="8.75pt" style:font-weight-asian="normal" style:font-size-complex="10pt" style:font-weight-complex="normal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style:font-size-asian="12pt"/>
    </style:style>
    <style:style style:name="T14" style:family="text">
      <style:text-properties fo:font-size="7pt" style:font-size-asian="7pt" style:font-size-complex="7pt"/>
    </style:style>
    <style:style style:name="T15" style:family="text">
      <style:text-properties style:font-size-asian="10pt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HASAN CELAL GÜZEL</text:p>
      <text:p text:style-name="P38">M.T.A.L</text:p>
      <text:p text:style-name="P38">METİN TAHLİLLERİ</text:p>
      <text:p text:style-name="P38">SINAV ÇALIŞMA KAĞIDI</text:p>
      <text:p text:style-name="P38"/>
      <text:p text:style-name="P44">1-) Okumanın Amaçları Nelerdir?</text:p>
      <text:p text:style-name="P39">- Duygu ve düşünce dünyasını zenginleştirebilmek.</text:p>
      <text:p text:style-name="P39">- Farklı bakış açıları geliştirebilmek.</text:p>
      <text:p text:style-name="P39">- Sağlıklı iletişim kurabilmek.</text:p>
      <text:p text:style-name="P39">- Davranışlara doğru yön verebilmek.</text:p>
      <text:p text:style-name="P39">- Ön yargılardan arınabilmek.</text:p>
      <text:p text:style-name="P39">- Estetik zevk anlayışı geliştirebilmek.</text:p>
      <text:p text:style-name="P39">- Düşünme yeteneğini etkin kılabilmek.</text:p>
      <text:p text:style-name="P39">- Yaratıcı düşünmeyi oluşturabilmek.</text:p>
      <text:p text:style-name="P39">- Hayal gücünü geliştirebilmek.</text:p>
      <text:p text:style-name="P39">- Özgün ve özgür düşünceler üretebilmek.</text:p>
      <text:p text:style-name="P39">- Olayları, durumları ve düşünceleri daha sağlıklı değerlendirebilmek.</text:p>
      <text:p text:style-name="P39">- Konuşma ve yazma becerisini üst düzeye çıkarabilmek.</text:p>
      <text:p text:style-name="P39">- Metinler, olaylar ve kavramlar arasında ilişki kurabilmek, karşılaştırmalar yapabilmek.</text:p>
      <text:p text:style-name="P39">- Öz güveni geliştirebilmek.</text:p>
      <text:p text:style-name="P39">- Öğrenme merakını sürdürebilmek.</text:p>
      <text:p text:style-name="P39">- Kelime dağarcığını zenginleştirebilmek.</text:p>
      <text:p text:style-name="P39">- Hayatı, tabiatı ve evreni yorumlayabilmek.</text:p>
      <text:p text:style-name="P39">- Bilgi ve tecrübelerine ihtiyaç duyulan saygın bir insan olabilmek.</text:p>
      <text:p text:style-name="P39">- Sınavlarda başarılı olabilmek.</text:p>
      <text:p text:style-name="P39"/>
      <text:p text:style-name="P39"/>
      <text:p text:style-name="P39"/>
      <text:p text:style-name="P44">2-) Eleştirel okurun özellikleri nelerdir? </text:p>
      <text:p text:style-name="P40"/>
      <text:p text:style-name="P41">1. Değerlendirir</text:p>
      <text:p text:style-name="P41"/>
      <text:p text:style-name="P41">2. Anlamlandırır</text:p>
      <text:p text:style-name="P41"/>
      <text:p text:style-name="P41">3.Yorumlar</text:p>
      <text:p text:style-name="P41"/>
      <text:p text:style-name="P41">4. İçselleştirir</text:p>
      <text:p text:style-name="P41"/>
      <text:p text:style-name="P41">5.Yargılar</text:p>
      <text:p text:style-name="P41"/>
      <text:p text:style-name="P41">6. Analiz Eder</text:p>
      <text:p text:style-name="P41"/>
      <text:p text:style-name="P41">7. Sorgular</text:p>
      <text:p text:style-name="P41"/>
      <text:p text:style-name="P41">8.Karşılaştırır</text:p>
      <text:p text:style-name="P42"><text:soft-page-break/><text:span text:style-name="T3">3-) Eleştirel Okuma Nasıl Yapılmalıdır?</text:span></text:p>
      <text:p text:style-name="P42"><text:span text:style-name="T6"/></text:p>
      <text:p text:style-name="P42"><text:span text:style-name="T9">Zihninde canlandır</text:span></text:p>
      <text:p text:style-name="P42"><text:span text:style-name="T6">Paragrafların sonunda kısa</text:span></text:p>
      <text:p text:style-name="P42"><text:span text:style-name="T6">bir özet yaparak metni</text:span></text:p>
      <text:p text:style-name="P42"><text:span text:style-name="T6">zihninizde canlandırınız.</text:span></text:p>
      <text:p text:style-name="P42"><text:span text:style-name="T9">Ayrıntıları belirle</text:span></text:p>
      <text:p text:style-name="P42"><text:span text:style-name="T6">Yazarın vurguladığı ayrıntıları</text:span></text:p>
      <text:p text:style-name="P42"><text:span text:style-name="T6">belirleyiniz.</text:span></text:p>
      <text:p text:style-name="P42"><text:span text:style-name="T9">Olgularla görüşleri ayırt et</text:span></text:p>
      <text:p text:style-name="P42"><text:span text:style-name="T6">Hayatın gerçekleri ile</text:span></text:p>
      <text:p text:style-name="P42"><text:span text:style-name="T6">yazarın görüşlerini ayırınız.</text:span></text:p>
      <text:p text:style-name="P42"><text:span text:style-name="T9">Sorgula</text:span></text:p>
      <text:p text:style-name="P42"><text:span text:style-name="T6">Konu ile ilgili görüşlerin</text:span></text:p>
      <text:p text:style-name="P42"><text:span text:style-name="T6">tutarlılığını sorgulayınız.</text:span></text:p>
      <text:p text:style-name="P42"><text:span text:style-name="T9">Çıkarımlara ulaş</text:span></text:p>
      <text:p text:style-name="P42"><text:span text:style-name="T6">Metindeki ipuçlarından ve</text:span></text:p>
      <text:p text:style-name="P42"><text:span text:style-name="T6">ayrıntılardan yararlanarak</text:span></text:p>
      <text:p text:style-name="P42"><text:span text:style-name="T6">metinle ilgili çıkarımlara</text:span></text:p>
      <text:p text:style-name="P42"><text:span text:style-name="T6">ulaşınız.</text:span></text:p>
      <text:p text:style-name="P42"><text:span text:style-name="T9">Sonuçlar çıkar</text:span></text:p>
      <text:p text:style-name="P42"><text:span text:style-name="T6">Metnin ana fikrini belirleyiniz.</text:span></text:p>
      <text:p text:style-name="P42"><text:span text:style-name="T6">Metnin sonunda metinle</text:span></text:p>
      <text:p text:style-name="P42"><text:span text:style-name="T6">ilgili farklı düşüncelerinizi</text:span></text:p>
      <text:p text:style-name="P42"><text:span text:style-name="T6">belirleyiniz.</text:span></text:p>
      <text:p text:style-name="P42"><text:span text:style-name="T6"/></text:p>
      <text:p text:style-name="P42"><text:span text:style-name="T6"/></text:p>
      <text:p text:style-name="P42"><text:span text:style-name="T5">4-)Eleştirel okuma bilinci kazanmak için yapılması gerekenler nelerdir?</text:span></text:p>
      <text:p text:style-name="P10"><text:span text:style-name="Strong_20_Emphasis"><text:span text:style-name="T9">Hızlı değil, bilinçli okumak:</text:span></text:span><text:span text:style-name="T6"> Amaç sayfa bitirmek değil, içerik anlamaktır.</text:span></text:p>
      <text:list xml:id="list1288640820" text:style-name="L2">
        <text:list-item>
          <text:p text:style-name="P1"><text:span text:style-name="Strong_20_Emphasis">Soru sorarak okumak:</text:span> “Bu doğru mu? Kanıtı ne? Başka nasıl açıklanabilir?” gibi sorular sormak.</text:p>
        </text:list-item>
      </text:list>
      <text:list xml:id="list2298407709" text:style-name="L3">
        <text:list-item>
          <text:p text:style-name="P2"><text:span text:style-name="Strong_20_Emphasis">Metne kuşku ve merakla yaklaşmak:</text:span> Her bilgiyi doğru kabul etmeden önce sorgulamak.</text:p>
        </text:list-item>
      </text:list>
      <text:list xml:id="list2413594502" text:style-name="L4">
        <text:list-item>
          <text:p text:style-name="P3"><text:span text:style-name="Strong_20_Emphasis">Altını çizmek, not almak, yorum yazmak:</text:span> Pasif değil, aktif okuyucu olmak.</text:p>
        </text:list-item>
      </text:list>
      <text:list xml:id="list2913489562" text:style-name="L5">
        <text:list-item>
          <text:p text:style-name="P4"><text:span text:style-name="Strong_20_Emphasis">Farklı kaynakları karşılaştırmak:</text:span> Tek görüşe bağlı kalmayıp başka bilgi ve bakış açılarıyla ilişkilendirmek.</text:p>
        </text:list-item>
      </text:list>
      <text:list xml:id="list1535603475" text:style-name="L6">
        <text:list-item>
          <text:p text:style-name="P5"><text:span text:style-name="Strong_20_Emphasis">Okunanları başkalarıyla tartışmak veya üzerine yazmak:</text:span> Düşünceyi geliştirmek için paylaşmak.</text:p>
        </text:list-item>
      </text:list>
      <text:list xml:id="list832997395" text:style-name="L7">
        <text:list-item>
          <text:p text:style-name="P6"><text:span text:style-name="Strong_20_Emphasis">Tekrar tekrar düşünerek okumak:</text:span> Yüzeysel değil, derin ve sindirerek okumak.</text:p>
        </text:list-item>
      </text:list>
      <text:list xml:id="list3810331609" text:style-name="L8">
        <text:list-item>
          <text:p text:style-name="P7"><text:span text:style-name="Strong_20_Emphasis">Kendi birikimini geliştirmek:</text:span> Eleştirel okuma zamanla güçlenir; bilgi arttıkça sorgulama da gelişir.</text:p>
        </text:list-item>
      </text:list>
      <text:list xml:id="list2322160198" text:style-name="L9">
        <text:list-item>
          <text:p text:style-name="P8"><text:span text:style-name="Strong_20_Emphasis">Okuduklarını içselleştirmek:</text:span> Bilgiyi sadece almak değil, yorumlayarak kişisel düşünceye dönüştürmek.</text:p>
        </text:list-item>
      </text:list>
      <text:list xml:id="list4215266454" text:style-name="L10">
        <text:list-item>
          <text:p text:style-name="P9"><text:span text:style-name="Strong_20_Emphasis">Ezberci okumadan uzak durmak:</text:span> Amaç “bilgi yüklemek” değil, “anlayarak değerlendirmek” olmalıdır.</text:p>
        </text:list-item>
      </text:list>
      <text:p text:style-name="P42"/>
      <text:p text:style-name="P42"><text:soft-page-break/><text:span text:style-name="T5">5-) </text:span><text:span text:style-name="T11">Bu şehir</text:span></text:p>
      <text:p text:style-name="P42"><text:span text:style-name="T11">benim kurduğum bir saat için zemberek.</text:span></text:p>
      <text:p text:style-name="P42"><text:span text:style-name="T11">Bütün atlası katettim odamda ve buraya büyük bir şiiri yazmaya</text:span></text:p>
      <text:p text:style-name="P42"><text:span text:style-name="T11">geldim. Yanımda</text:span></text:p>
      <text:p text:style-name="P42"><text:span text:style-name="T11">bir devriâlemden kalma araçlar: Kırık bir kum saatı, hassas ama</text:span></text:p>
      <text:p text:style-name="P42"><text:span text:style-name="T11">sapkın birkaç mercek,</text:span></text:p>
      <text:p text:style-name="P42"><text:span text:style-name="T11">kazmak için : Kör iğneler</text:span></text:p>
      <text:p text:style-name="P42"><text:span text:style-name="T11">çığlık için : Başkasının gırtlağı</text:span></text:p>
      <text:p text:style-name="P42"><text:span text:style-name="T11">yetkinlik için : Sınanmış ölçüler</text:span></text:p>
      <text:p text:style-name="P42"><text:span text:style-name="T11">umutsuzluğum için : Umutsuzluk</text:span></text:p>
      <text:p text:style-name="P42"><text:span text:style-name="T11">kemgöz için başucumda kapısı unutulmuş bir anahtar</text:span></text:p>
      <text:p text:style-name="P42"><text:span text:style-name="T11">terkedildiğim için buruk bir kıvrım dudaklarımda</text:span></text:p>
      <text:p text:style-name="P42"><text:span text:style-name="T11">terkedilmemek için hazin bir rapsodi</text:span></text:p>
      <text:p text:style-name="P42"><text:span text:style-name="T11"/></text:p>
      <text:p text:style-name="P42"><text:span text:style-name="T11">onlar ve başkaları: Kendimden ayrıldığımda beni kendime yak-</text:span></text:p>
      <text:p text:style-name="P42"><text:span text:style-name="T11">laştıracak birkaç özel imge,</text:span></text:p>
      <text:p text:style-name="P42"><text:span text:style-name="T11"/></text:p>
      <text:p text:style-name="P42"><text:span text:style-name="T11">geldim buraya</text:span></text:p>
      <text:p text:style-name="P42"><text:span text:style-name="T11">ve başladım yeniden herşeye, herşeyin bittiğini bildiğim</text:span></text:p>
      <text:p text:style-name="P42"><text:span text:style-name="T11">yerde.</text:span></text:p>
      <text:p text:style-name="P42"><text:span text:style-name="T9">Yukarıdaki</text:span> şiirde noktalama işaretleri hangi amaçlarla kullanılmış</text:p>
      <text:p text:style-name="P42">olabilir? Bu kullanım biçimleri metnin anlatımını nasıl etkilemiştir?</text:p>
      <text:p text:style-name="P42">Düşüncelerinizi şiirin altındaki ilgili bölümlere yazınız.</text:p>
      <text:p text:style-name="P42"/>
      <text:p text:style-name="P45">a. Metinde nokta (.) işaretinin kullanım amacı:</text:p>
      <text:p text:style-name="P11">Metinde <text:span text:style-name="Strong_20_Emphasis">cümleyi bitirmek</text:span> yerine daha çok <text:span text:style-name="Strong_20_Emphasis">şiirsel anlatımda sert bir duruş, kesinlik</text:span> ifade etmek için kullanılmıştır.</text:p>
      <text:list xml:id="list1253334981" text:style-name="L12">
        <text:list-item>
          <text:p text:style-name="P12">Bu metinde nokta sık kullanılmamış, şair bilinçli olarak <text:span text:style-name="Strong_20_Emphasis">devam duygusu</text:span> vermek için cümleleri parçalamış, noktanın “kesiciliğinden” kaçınmıştır.</text:p>
        </text:list-item>
      </text:list>
      <text:list xml:id="list458916705" text:style-name="L13">
        <text:list-item>
          <text:p text:style-name="P13">Ancak bir yerde kullanılır: “Bu şehir benim kurduğum bir saat için zemberek.”<text:line-break/>→ Kesin ve net bir ifade, düşünceyi sonlandırma amacı taşır.</text:p>
        </text:list-item>
      </text:list>
      <text:p text:style-name="P46"><text:span text:style-name="T10">b.Metinde</text:span><text:span text:style-name="T8"> virgül (,) işaretinin kullanım amacı:</text:span></text:p>
      <text:p text:style-name="P43"/>
      <text:list xml:id="list1993666873" text:style-name="L14">
        <text:list-item>
          <text:p text:style-name="P14"><text:span text:style-name="T2">Dizeler içinde </text:span><text:span text:style-name="Strong_20_Emphasis"><text:span text:style-name="T2">aynı türden öğeleri sıralamak</text:span></text:span><text:span text:style-name="T2"> için kullanılmıştır.<text:line-break/>Örnek: “Kırık bir kum saatı, hassas ama sapkın birkaç mercek,”</text:span></text:p>
        </text:list-item>
        <text:list-item>
          <text:p text:style-name="P14"><text:span text:style-name="Strong_20_Emphasis"><text:span text:style-name="T2">Ara cümlecikleri ayırmak</text:span></text:span><text:span text:style-name="T2">, anlamda durak oluşturmak için kullanılmıştır.<text:line-break/>Örnek: “kazmak için : Kör iğneler, çığlık için : Başkasının gırtlağı”</text:span></text:p>
        </text:list-item>
      </text:list>
      <text:p text:style-name="P17">c. Metinde iki nokta (:) işaretinin kullanım amacı:</text:p>
      <text:p text:style-name="P15"><text:span text:style-name="Strong_20_Emphasis"><text:span text:style-name="T2">Açıklama yapılacağını, örnek verileceğini veya sonuç/ayrıntı geleceğini</text:span></text:span><text:span text:style-name="T2"> göstermek için kullanılmıştır.<text:line-break/>Örnek: “kazmak için : Kör iğneler”</text:span></text:p>
      <text:list xml:id="list1810696281" text:style-name="L16">
        <text:list-item>
          <text:p text:style-name="P16">Şair, her iki nokta ile bir <text:span text:style-name="Strong_20_Emphasis">gerekçe – karşılık ilişkisi</text:span> kuruyor.<text:line-break/>(“kazmak için → kör iğneler”, “çığlık için → başkasının gırtlağı” gibi)</text:p>
        </text:list-item>
      </text:list>
      <text:p text:style-name="P15"><text:span text:style-name="T2"><text:s/></text:span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oft-page-break/><text:span text:style-name="T2"/></text:p>
      <text:p text:style-name="P15"><text:span text:style-name="T4">6-) Bireyin okuma biçimiyle bilişsel öğrenme düzeyi arasındaki ilişkiyi şu</text:span></text:p>
      <text:p text:style-name="P15"><text:span text:style-name="T4">şekilde gösterebiliriz:</text:span></text:p>
      <text:p text:style-name="P19">Bilgi</text:p>
      <text:p text:style-name="P19">Kavrama</text:p>
      <text:p text:style-name="P19">Uygulama</text:p>
      <text:p text:style-name="P19">Analiz</text:p>
      <text:p text:style-name="P19">Sentez</text:p>
      <text:p text:style-name="P19">Değerlendirme</text:p>
      <text:p text:style-name="P18">7-)Sesli okuma tekniği :</text:p>
      <text:p text:style-name="P20">Sesli okuma tekniğinde</text:p>
      <text:p text:style-name="P20">temel amaç; kelimelerin</text:p>
      <text:p text:style-name="P20">doğru telaffuz edilmesini</text:p>
      <text:p text:style-name="P20">sağlamak, topluluk önünde</text:p>
      <text:p text:style-name="P20">konuşma becerilerini</text:p>
      <text:p text:style-name="P20">geliştirmektir.</text:p>
      <text:p text:style-name="P20">Sesli okuma çalışmaları</text:p>
      <text:p text:style-name="P20">■ Akıcı okumayı sağlar.</text:p>
      <text:p text:style-name="P20">■ Kelimelerin doğru telaffuz</text:p>
      <text:p text:style-name="P20">edilmesine yardımcı olur.</text:p>
      <text:p text:style-name="P20">■ Okuma zevki</text:p>
      <text:p text:style-name="P20">kazandırmada etkilidir.</text:p>
      <text:p text:style-name="P18">8-) Eleştirel okuma nasıl yapılmalıdır?</text:p>
      <text:p text:style-name="P20"><text:span text:style-name="Strong_20_Emphasis"><text:span text:style-name="T15">Hızlı değil, bilinçli okumak:</text:span></text:span><text:span text:style-name="T15"> Amaç sayfa bitirmek değil, içerik anlamaktır.</text:span></text:p>
      <text:list xml:id="list4196340682" text:style-name="L18">
        <text:list-item>
          <text:p text:style-name="P21"><text:span text:style-name="Strong_20_Emphasis"><text:span text:style-name="T12">Soru sorarak okumak:</text:span></text:span><text:span text:style-name="T12"> “Bu doğru mu? Kanıtı ne? Başka nasıl açıklanabilir?” gibi sorular sormak.</text:span></text:p>
        </text:list-item>
      </text:list>
      <text:list xml:id="list1296208346" text:style-name="L27">
        <text:list-item>
          <text:p text:style-name="P30"><text:span text:style-name="Strong_20_Emphasis"><text:span text:style-name="T12">Metne kuşku ve merakla yaklaşmak:</text:span></text:span><text:span text:style-name="T12"> Her bilgiyi doğru kabul etmeden önce sorgulamak.</text:span></text:p>
        </text:list-item>
      </text:list>
      <text:list xml:id="list246387248" text:style-name="L28">
        <text:list-item>
          <text:p text:style-name="P31"><text:span text:style-name="Strong_20_Emphasis"><text:span text:style-name="T12">Altını çizmek, not almak, yorum yazmak:</text:span></text:span><text:span text:style-name="T12"> Pasif değil, aktif okuyucu olmak.</text:span></text:p>
        </text:list-item>
      </text:list>
      <text:list xml:id="list972585181" text:style-name="L29">
        <text:list-item>
          <text:p text:style-name="P32"><text:span text:style-name="Strong_20_Emphasis"><text:span text:style-name="T12">Farklı kaynakları karşılaştırmak:</text:span></text:span><text:span text:style-name="T12"> Tek görüşe bağlı kalmayıp başka bilgi ve bakış açılarıyla ilişkilendirmek.</text:span></text:p>
        </text:list-item>
      </text:list>
      <text:list xml:id="list1352421953" text:style-name="L30">
        <text:list-item>
          <text:p text:style-name="P33"><text:span text:style-name="Strong_20_Emphasis"><text:span text:style-name="T12">Okunanları başkalarıyla tartışmak veya üzerine yazmak:</text:span></text:span><text:span text:style-name="T12"> Düşünceyi geliştirmek için paylaşmak.</text:span></text:p>
        </text:list-item>
      </text:list>
      <text:list xml:id="list2530980208" text:style-name="L31">
        <text:list-item>
          <text:p text:style-name="P34"><text:span text:style-name="Strong_20_Emphasis"><text:span text:style-name="T12">Tekrar tekrar düşünerek okumak:</text:span></text:span><text:span text:style-name="T12"> Yüzeysel değil, derin ve sindirerek okumak.</text:span></text:p>
        </text:list-item>
      </text:list>
      <text:list xml:id="list1339259287" text:style-name="L32">
        <text:list-item>
          <text:p text:style-name="P35"><text:span text:style-name="Strong_20_Emphasis"><text:span text:style-name="T12">Kendi birikimini geliştirmek:</text:span></text:span><text:span text:style-name="T12"> Eleştirel okuma zamanla güçlenir; bilgi arttıkça sorgulama da gelişir.</text:span></text:p>
        </text:list-item>
      </text:list>
      <text:list xml:id="list2538833824" text:style-name="L33">
        <text:list-item>
          <text:p text:style-name="P36"><text:span text:style-name="Strong_20_Emphasis"><text:span text:style-name="T12">Okuduklarını içselleştirmek:</text:span></text:span><text:span text:style-name="T12"> Bilgiyi sadece almak değil, yorumlayarak kişisel düşünceye dönüştürmek.</text:span></text:p>
        </text:list-item>
      </text:list>
      <text:list xml:id="list2428526928" text:style-name="L34">
        <text:list-item>
          <text:p text:style-name="P37"><text:span text:style-name="Strong_20_Emphasis"><text:span text:style-name="T12">Ezberci okumadan uzak durmak:</text:span></text:span><text:span text:style-name="T12"> Amaç “bilgi yüklemek” değil, “anlayarak değerlendirmek” olmalıdır.</text:span></text:p>
        </text:list-item>
      </text:list>
      <text:p text:style-name="P43"><text:soft-page-break/></text:p>
      <text:p text:style-name="P42"/>
      <text:p text:style-name="P42"><text:span text:style-name="T11"/></text:p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tr" fo:country="T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tr" fo:country="T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Times New Roman" fo:font-family="'Times New Roman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1-05T00:05:24.903000000</meta:creation-date>
    <dc:date>2025-11-05T00:41:47.117000000</dc:date>
    <meta:editing-duration>PT5M21S</meta:editing-duration>
    <meta:editing-cycles>1</meta:editing-cycles>
    <meta:document-statistic meta:table-count="0" meta:image-count="0" meta:object-count="0" meta:page-count="5" meta:paragraph-count="132" meta:word-count="783" meta:character-count="5875" meta:non-whitespace-character-count="5243"/>
    <meta:generator>Trio_Office/6.2.8.2$Windows_x86 LibreOffice_project/</meta:generator>
  </office:meta>
</office:document-meta>
</file>